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Arial1" svg:font-family="Aria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Imprint MT Shadow" svg:font-family="'Imprint MT Shadow'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Aparajita" svg:font-family="Aparajita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Historic" svg:font-family="'Segoe UI Historic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complex="Arial2"/>
    </style:style>
    <style:style style:name="P2" style:family="paragraph" style:parent-style-name="Standard">
      <style:text-properties style:font-name="Arial" fo:font-weight="bold" style:font-weight-asian="bold" style:font-name-complex="Arial2" style:font-weight-complex="bold"/>
    </style:style>
    <style:style style:name="P3" style:family="paragraph" style:parent-style-name="Standard">
      <style:text-properties style:font-name="Arial" fo:font-size="12pt" style:font-size-asian="12pt" style:font-name-complex="Arial2" style:font-size-complex="12pt"/>
    </style:style>
    <style:style style:name="P4" style:family="paragraph" style:parent-style-name="Standard">
      <style:paragraph-properties fo:line-height="75%"/>
    </style:style>
    <style:style style:name="P5" style:family="paragraph" style:parent-style-name="Standard">
      <style:text-properties fo:font-size="10pt" fo:font-weight="bold" officeooo:rsid="00099003" officeooo:paragraph-rsid="00099003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color="#1c1e21" style:font-name="inherit" fo:font-size="11.5pt" style:font-size-asian="11.5pt" style:font-name-complex="Segoe UI Historic" style:font-size-complex="11.5pt"/>
    </style:style>
    <style:style style:name="P9" style:family="paragraph" style:parent-style-name="Standard">
      <style:text-properties officeooo:paragraph-rsid="00099003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fo:font-size="10pt" fo:font-weight="bold" officeooo:rsid="00099003" officeooo:paragraph-rsid="00099003" style:font-size-asian="10pt" style:font-weight-asian="bold" style:font-size-complex="10pt" style:font-weight-complex="bold"/>
    </style:style>
    <style:style style:name="P11" style:family="paragraph" style:parent-style-name="List_20_Paragraph" style:list-style-name="WWNum6">
      <style:text-properties style:font-name="Arial" style:font-name-complex="Arial2"/>
    </style:style>
    <style:style style:name="P12" style:family="paragraph" style:parent-style-name="List_20_Paragraph" style:list-style-name="WWNum7">
      <style:text-properties style:font-name="Arial" fo:font-size="12pt" style:font-size-asian="12pt" style:font-name-complex="Arial2" style:font-size-complex="12pt"/>
    </style:style>
    <style:style style:name="P13" style:family="paragraph" style:parent-style-name="Standard" style:master-page-name="Standard">
      <style:paragraph-properties style:page-number="auto"/>
      <style:text-properties style:font-name="Imprint MT Shadow" fo:font-size="28pt" style:font-size-asian="28pt" style:font-name-complex="Aparajita" style:font-size-complex="28pt"/>
    </style:style>
    <style:style style:name="P14" style:family="paragraph" style:parent-style-name="Standard">
      <style:text-properties fo:color="#4472c4" style:font-name="Arial Black" fo:font-size="14pt" style:font-size-asian="14pt" style:font-name-complex="Aparajita" style:font-size-complex="14pt"/>
    </style:style>
    <style:style style:name="P15" style:family="paragraph" style:parent-style-name="Standard">
      <style:text-properties fo:color="#4472c4" style:font-name="Arial Black" fo:font-size="14pt" style:font-size-asian="14pt" style:font-size-complex="14pt"/>
    </style:style>
    <style:style style:name="P16" style:family="paragraph" style:parent-style-name="Standard">
      <style:text-properties style:font-name="Arial" fo:font-weight="bold" style:font-weight-asian="bold" style:font-name-complex="Arial2" style:font-weight-complex="bold"/>
    </style:style>
    <style:style style:name="P17" style:family="paragraph" style:parent-style-name="Standard">
      <style:paragraph-properties fo:line-height="80%"/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P18" style:family="paragraph" style:parent-style-name="Standard">
      <style:text-properties style:font-name="Arial" style:font-name-complex="Arial2"/>
    </style:style>
    <style:style style:name="P19" style:family="paragraph" style:parent-style-name="Standard">
      <style:paragraph-properties fo:line-height="150%"/>
      <style:text-properties style:font-name="Arial" style:font-name-complex="Arial2"/>
    </style:style>
    <style:style style:name="P20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1" style:family="paragraph" style:parent-style-name="Standard">
      <style:text-properties fo:color="#1c1e21" style:font-name="Arial" style:font-name-complex="Arial2"/>
    </style:style>
    <style:style style:name="P22" style:family="paragraph" style:parent-style-name="Standard">
      <style:paragraph-properties fo:line-height="75%"/>
      <style:text-properties officeooo:rsid="000bdcc4" officeooo:paragraph-rsid="000bdcc4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fo:font-weight="bold" style:font-weight-asian="bold" style:font-name-complex="Arial2" style:font-weight-complex="bold"/>
    </style:style>
    <style:style style:name="T2" style:family="text">
      <style:text-properties style:font-name="Arial" style:font-name-complex="Arial2"/>
    </style:style>
    <style:style style:name="T3" style:family="text">
      <style:text-properties style:font-name="Arial" officeooo:rsid="00099003" style:font-name-complex="Arial2"/>
    </style:style>
    <style:style style:name="T4" style:family="text">
      <style:text-properties style:font-name="Arial" fo:font-size="13pt" fo:font-weight="bold" style:font-size-asian="13pt" style:font-weight-asian="bold" style:font-name-complex="Arial2" style:font-size-complex="13pt" style:font-weight-complex="bold"/>
    </style:style>
    <style:style style:name="T5" style:family="text">
      <style:text-properties style:font-name="Arial" fo:font-size="12pt" fo:font-weight="bold" style:font-size-asian="12pt" style:font-weight-asian="bold" style:font-name-complex="Arial2" style:font-size-complex="12pt" style:font-weight-complex="bold"/>
    </style:style>
    <style:style style:name="T6" style:family="text">
      <style:text-properties style:font-name="Arial" fo:font-size="12pt" style:font-size-asian="12pt" style:font-name-complex="Arial2" style:font-size-complex="12pt"/>
    </style:style>
    <style:style style:name="T7" style:family="text">
      <style:text-properties style:font-name="Arial" fo:font-size="11pt" fo:font-weight="bold" style:font-size-asian="11pt" style:font-weight-asian="bold" style:font-name-complex="Arial2" style:font-size-complex="11pt" style:font-weight-complex="bold"/>
    </style:style>
    <style:style style:name="T8" style:family="text">
      <style:text-properties fo:color="#1c1e21" style:font-name="Arial" fo:font-weight="bold" style:font-weight-asian="bold" style:font-name-complex="Arial2" style:font-weight-complex="bold"/>
    </style:style>
    <style:style style:name="T9" style:family="text">
      <style:text-properties fo:color="#1c1e21" style:font-name="Arial" style:font-name-complex="Arial2"/>
    </style:style>
    <style:style style:name="T10" style:family="text">
      <style:text-properties style:text-position="super 58%"/>
    </style:style>
    <style:style style:name="T11" style:family="text">
      <style:text-properties fo:color="#0563c1" style:font-name="Arial" fo:font-size="11pt" style:text-underline-style="solid" style:text-underline-width="auto" style:text-underline-color="font-color" fo:font-weight="bold" style:font-size-asian="11pt" style:font-weight-asian="bold" style:font-name-complex="Arial2" style:font-size-complex="11pt" style:font-weight-complex="bold"/>
    </style:style>
    <style:style style:name="Sect1" style:family="section">
      <style:section-properties text:dont-balance-text-columns="true" style:editable="false">
        <style:columns fo:column-count="2">
          <style:column style:rel-width="34516*" fo:start-indent="0in" fo:end-indent="0.45in"/>
          <style:column style:rel-width="31019*" fo:start-indent="0.45in" fo:end-indent="0in"/>
        </style:columns>
      </style:section-properties>
    </style:style>
    <style:style style:name="gr1" style:family="graphic">
      <style:graphic-properties draw:stroke="solid" svg:stroke-width="0.0311in" svg:stroke-color="#4472c4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563in" fo:margin-top="0.0209in" fo:margin-bottom="0.0209in" style:run-through="fore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3">Conor Golden</text:p>
        <text:p text:style-name="P14">Education</text:p>
        <text:p text:style-name="P2">Currently Seeking - </text:p>
        <text:p text:style-name="Standard"><text:span text:style-name="T1"><text:s text:c="4"/>Bachelor of Science: </text:span><text:span text:style-name="T2">Computer Science (3.82)</text:span></text:p>
        <text:p text:style-name="Standard"><text:span text:style-name="T1">State University of New York Potsdam <text:s text:c="2"/></text:span><text:span text:style-name="T2">Potsdam, NY</text:span></text:p>
        <text:p text:style-name="Standard"><text:span text:style-name="T1">Graduation: </text:span><text:span text:style-name="T2">Spring 2021</text:span></text:p>
        <text:p text:style-name="P1"><draw:line text:anchor-type="paragraph" draw:z-index="0" draw:name="Straight Connector 1" draw:style-name="gr1" draw:text-style-name="P23" svg:x1="0.1252in" svg:y1="0.0831in" svg:x2="3.5524in" svg:y2="0.0831in"><text:p/></draw:line></text:p>
        <text:p text:style-name="Standard"><text:span text:style-name="T1">Associates in Science: </text:span><text:span text:style-name="T2">General Studies</text:span></text:p>
        <text:p text:style-name="Standard"><text:span text:style-name="T1">Hudson Valley Community College <text:s text:c="32"/></text:span><text:span text:style-name="T2">Troy, NY</text:span></text:p>
        <text:p text:style-name="Standard"><text:span text:style-name="T1">Graduated: </text:span><text:span text:style-name="T2">Spring 2018</text:span><text:span text:style-name="T1"> <text:s text:c="4"/></text:span></text:p>
        <text:p text:style-name="P2"/>
        <text:p text:style-name="P15">Work History</text:p>
        <text:p text:style-name="Standard"><text:span text:style-name="T4">Computer Science Student Tutor</text:span><text:span text:style-name="T5">, </text:span><text:span text:style-name="T6">Remote August 2020 – Present</text:span></text:p>
        <text:list xml:id="list3827812147" text:style-name="WWNum6">
          <text:list-item>
            <text:p text:style-name="P11">Tutoring students within the Computer Science program at SUNY Potsdam</text:p>
          </text:list-item>
          <text:list-item>
            <text:p text:style-name="P11">Assisting students with various coursework</text:p>
          </text:list-item>
          <text:list-item>
            <text:p text:style-name="P11">Guiding students toward writing clean code</text:p>
          </text:list-item>
          <text:list-item>
            <text:p text:style-name="P11">Helping students remedy coding errors</text:p>
          </text:list-item>
        </text:list>
        <text:p text:style-name="Standard"><text:span text:style-name="T4">Moore’s Tree Service</text:span><text:span text:style-name="T5">, </text:span><text:span text:style-name="T6">Clifton Park, NY<text:tab/> <text:s text:c="3"/>May 2020 – August 2020</text:span></text:p>
        <text:list xml:id="list1444650941" text:style-name="WWNum7">
          <text:list-item>
            <text:p text:style-name="P12">Climbing and removing various tree’s</text:p>
          </text:list-item>
          <text:list-item>
            <text:p text:style-name="P12">Representing the company and handling client relations</text:p>
          </text:list-item>
        </text:list>
        <text:p text:style-name="P3"/>
        <text:p text:style-name="P15">Course Work</text:p>
        <text:p text:style-name="P4">Database Systems</text:p>
        <text:p text:style-name="P4">Data Structures and Algorithms</text:p>
        <text:p text:style-name="P4">Introduction to Computer Systems</text:p>
        <text:p text:style-name="P4">Operating Systems</text:p>
        <text:p text:style-name="P4">Python Machine Learning</text:p>
        <text:p text:style-name="P4">Computer Networks</text:p>
        <text:p text:style-name="P4">Programming Languages</text:p>
        <text:p text:style-name="P4"/>
        <text:p text:style-name="P17">Clifton Park, NY</text:p>
        <text:p text:style-name="P17">(518) 944-7936</text:p>
        <text:p text:style-name="P4"><text:a xlink:type="simple" xlink:href="mailto:conorgolden1@hotmail.com" text:style-name="ListLabel_20_26" text:visited-style-name="ListLabel_20_26"><text:span text:style-name="Internet_20_link"><text:span text:style-name="T1">conorgolden1@hotmail.com</text:span></text:span></text:a></text:p>
        <text:p text:style-name="P22"><text:span text:style-name="Internet_20_link"><text:span text:style-name="T11">github.com/goldencm</text:span></text:span></text:p>
        <text:p text:style-name="P15">Technical Skills</text:p>
        <text:p text:style-name="P19">Git, Gradle, SQL, MySQL, Django, <text:s text:c="5"/>Numpy, Docker, MongoDB, CSS, <text:s text:c="10"/>HTML</text:p>
        <text:p text:style-name="P6"/>
        <text:p text:style-name="P15">Programming Languages</text:p>
        <text:p text:style-name="P9"><text:span text:style-name="T1">Expertise in </text:span><text:span text:style-name="T2">Python, </text:span><text:span text:style-name="T3">Rust, </text:span><text:span text:style-name="T2">Java</text:span></text:p>
        <text:p text:style-name="P9"><text:span text:style-name="T1">Experience in</text:span><text:span text:style-name="T2"> Scheme, C++, CSS/HTML</text:span></text:p>
        <text:p text:style-name="P1"/>
        <text:p text:style-name="P15">Awards</text:p>
        <text:p text:style-name="P20">Fall 2019 Dean’s List (SUNY Potsdam)</text:p>
        <text:p text:style-name="P20">Spring 2020 Presidents List (SUNY Potsdam)</text:p>
        <text:p text:style-name="P5">Fall 2020 Presidents List (SUNY Potsdam)</text:p>
        <text:p text:style-name="P10">1<text:span text:style-name="T10">st</text:span> Place SUNY Potsdam Hackathon</text:p>
        <text:p text:style-name="P10">Spring 2021</text:p>
        <text:p text:style-name="P7"/>
        <text:p text:style-name="P15">Activities</text:p>
        <text:p text:style-name="P1">SUNY Potsdam ACM Member</text:p>
        <text:p text:style-name="P1"/>
        <text:p text:style-name="P15">Volunteer Experience</text:p>
        <text:p text:style-name="Standard"><text:span text:style-name="T8">Open World Relief </text:span><text:span text:style-name="T9">– Spring 2018</text:span></text:p>
        <text:p text:style-name="P21">Volunteered in Puerto Rico for a month and a half for hurricane relief after Hurricane Maria.</text:p>
        <text:p text:style-name="P8"/>
        <text:p text:style-name="P15">Objective</text:p>
        <text:p text:style-name="P1">An internship or workshop opportunity to help me utilize my technical expertise and develop my problem solving. I am looking to further my experience in new forms of computer science to ready myself for the field post-graduation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Arial1" svg:font-family="Aria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Imprint MT Shadow" svg:font-family="'Imprint MT Shadow'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Aparajita" svg:font-family="Aparajita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Historic" svg:font-family="'Segoe UI Histor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fo:font-weight="bold" style:font-name-asian="Calibri1" style:font-family-asian="Calibri" style:font-family-generic-asian="system" style:font-pitch-asian="variable" style:font-weight-asian="bold" style:font-name-complex="Arial2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fo:font-weight="bold" style:font-name-asian="Calibri1" style:font-family-asian="Calibri" style:font-family-generic-asian="system" style:font-pitch-asian="variable" style:font-weight-asian="bold" style:font-name-complex="Arial2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Arial" fo:font-family="Arial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Arial2" style:font-family-complex="Arial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="Arial" fo:font-family="Arial" style:font-family-generic="roman" style:font-pitch="variable" fo:font-size="12pt" fo:font-weight="bold" style:font-name-asian="Calibri1" style:font-family-asian="Calibri" style:font-family-generic-asian="system" style:font-pitch-asian="variable" style:font-weight-asian="bold" style:font-name-complex="Arial2" style:font-family-complex="Aria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3335in"/>
        </style:list-level-properties>
        <style:text-properties style:font-name="Arial1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333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8335in"/>
        </style:list-level-properties>
        <style:text-properties style:font-name="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2.333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833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3335in"/>
        </style:list-level-properties>
        <style:text-properties style:font-name="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3.833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333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onor M Golden</meta:initial-creator>
    <meta:editing-cycles>3</meta:editing-cycles>
    <meta:creation-date>2020-11-06T22:23:00</meta:creation-date>
    <dc:date>2021-08-05T11:36:49.757908818</dc:date>
    <meta:editing-duration>PT4H18M31S</meta:editing-duration>
    <meta:generator>LibreOffice/6.4.7.2$Linux_X86_64 LibreOffice_project/40$Build-2</meta:generator>
    <meta:document-statistic meta:table-count="0" meta:image-count="0" meta:object-count="0" meta:page-count="1" meta:paragraph-count="48" meta:word-count="245" meta:character-count="1727" meta:non-whitespace-character-count="147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